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772" officeooo:paragraph-rsid="0000f772"/>
    </style:style>
    <style:style style:name="P2" style:family="paragraph" style:parent-style-name="Standard">
      <style:text-properties officeooo:rsid="0000f772" officeooo:paragraph-rsid="0002d5ac"/>
    </style:style>
    <style:style style:name="P3" style:family="paragraph" style:parent-style-name="Standard">
      <style:text-properties fo:font-weight="bold" officeooo:rsid="0000f772" officeooo:paragraph-rsid="0000f772" style:font-weight-asian="bold" style:font-weight-complex="bold"/>
    </style:style>
    <style:style style:name="P4" style:family="paragraph" style:parent-style-name="Standard">
      <style:text-properties fo:font-weight="bold" officeooo:rsid="0000f772" officeooo:paragraph-rsid="0000f772" style:font-weight-asian="bold" style:font-weight-complex="bold"/>
    </style:style>
    <style:style style:name="P5" style:family="paragraph" style:parent-style-name="Standard">
      <style:text-properties fo:font-weight="bold" officeooo:rsid="000460a1" officeooo:paragraph-rsid="000460a1" style:font-weight-asian="bold" style:font-weight-complex="bold"/>
    </style:style>
    <style:style style:name="P6" style:family="paragraph" style:parent-style-name="Standard">
      <style:text-properties fo:font-weight="bold" officeooo:rsid="0005776e" officeooo:paragraph-rsid="0005776e" style:font-weight-asian="bold" style:font-weight-complex="bold"/>
    </style:style>
    <style:style style:name="P7" style:family="paragraph" style:parent-style-name="Standard">
      <style:text-properties fo:font-weight="bold" officeooo:rsid="0006ae21" officeooo:paragraph-rsid="0006ae21" style:font-weight-asian="bold" style:font-weight-complex="bold"/>
    </style:style>
    <style:style style:name="P8" style:family="paragraph" style:parent-style-name="Standard">
      <style:text-properties fo:font-weight="bold" officeooo:rsid="00081132" officeooo:paragraph-rsid="00081132" style:font-weight-asian="bold" style:font-weight-complex="bold"/>
    </style:style>
    <style:style style:name="P9" style:family="paragraph" style:parent-style-name="Standard">
      <style:text-properties fo:font-weight="bold" officeooo:rsid="0004e939" officeooo:paragraph-rsid="0004e939" style:font-weight-asian="bold" style:font-weight-complex="bold"/>
    </style:style>
    <style:style style:name="P10" style:family="paragraph" style:parent-style-name="Standard">
      <style:text-properties officeooo:rsid="0000f772" officeooo:paragraph-rsid="0000f772"/>
    </style:style>
    <style:style style:name="P11" style:family="paragraph" style:parent-style-name="Standard">
      <style:text-properties officeooo:paragraph-rsid="000486c3"/>
    </style:style>
    <style:style style:name="P12" style:family="paragraph" style:parent-style-name="Standard">
      <style:text-properties officeooo:rsid="000486c3" officeooo:paragraph-rsid="000486c3"/>
    </style:style>
    <style:style style:name="P13" style:family="paragraph" style:parent-style-name="Standard">
      <style:text-properties officeooo:rsid="0004e939" officeooo:paragraph-rsid="0004e939"/>
    </style:style>
    <style:style style:name="P14" style:family="paragraph" style:parent-style-name="Standard">
      <style:text-properties officeooo:rsid="0005776e" officeooo:paragraph-rsid="0005776e"/>
    </style:style>
    <style:style style:name="P15" style:family="paragraph" style:parent-style-name="Standard">
      <style:text-properties officeooo:paragraph-rsid="0005776e"/>
    </style:style>
    <style:style style:name="P16" style:family="paragraph" style:parent-style-name="Standard">
      <style:text-properties officeooo:rsid="0005c3bf" officeooo:paragraph-rsid="0005c3bf"/>
    </style:style>
    <style:style style:name="P17" style:family="paragraph" style:parent-style-name="Standard">
      <style:text-properties officeooo:rsid="0006ae21" officeooo:paragraph-rsid="0006ae21"/>
    </style:style>
    <style:style style:name="P18" style:family="paragraph" style:parent-style-name="Standard">
      <style:text-properties officeooo:rsid="0007cef0" officeooo:paragraph-rsid="0007cef0"/>
    </style:style>
    <style:style style:name="P19" style:family="paragraph" style:parent-style-name="Standard">
      <style:text-properties officeooo:rsid="00081132" officeooo:paragraph-rsid="00081132"/>
    </style:style>
    <style:style style:name="P20" style:family="paragraph" style:parent-style-name="Standard">
      <style:text-properties officeooo:rsid="00094db8" officeooo:paragraph-rsid="00094db8"/>
    </style:style>
    <style:style style:name="T1" style:family="text">
      <style:text-properties officeooo:rsid="0002d5ac"/>
    </style:style>
    <style:style style:name="T2" style:family="text">
      <style:text-properties officeooo:rsid="000460a1"/>
    </style:style>
    <style:style style:name="T3" style:family="text">
      <style:text-properties officeooo:rsid="000486c3"/>
    </style:style>
    <style:style style:name="T4" style:family="text">
      <style:text-properties officeooo:rsid="00057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un as</text:p>
      <text:p text:style-name="P1">1. In container</text:p>
      <text:p text:style-name="P1">2. Standalone: java -jar jenkins.war</text:p>
      <text:p text:style-name="P1"/>
      <text:p text:style-name="P3">Web UI</text:p>
      <text:p text:style-name="P1">By default listens 8080</text:p>
      <text:p text:style-name="P1">Change </text:p>
      <text:p text:style-name="P1"/>
      <text:p text:style-name="P3">jenkins <text:span text:style-name="T1">restart/exit</text:span></text:p>
      <text:p text:style-name="P2"><text:span text:style-name="T2">“browse” to </text:span>endpoint<text:span text:style-name="T1">s</text:span></text:p>
      <text:p text:style-name="P2">/restart</text:p>
      <text:p text:style-name="P1">/<text:span text:style-name="T1">exit</text:span></text:p>
      <text:p text:style-name="P2"><text:span text:style-name="T1">to reload configuration </text:span>/<text:span text:style-name="T1">reload</text:span></text:p>
      <text:p text:style-name="P1"/>
      <text:p text:style-name="P1">JENKINS_HOME</text:p>
      <text:p text:style-name="P1"/>
      <text:p text:style-name="P5">Useful plugins</text:p>
      <text:p text:style-name="P5">1. Role based authorazation strategy</text:p>
      <text:p text:style-name="P11"><text:span text:style-name="T2">To create roles and assign them to users.</text:span></text:p>
      <text:p text:style-name="P11"><text:span text:style-name="T3">Change strategy: Manage jenkins → Configure global security → Authorization</text:span></text:p>
      <text:p text:style-name="P12">Create roles: … → Manage and assign roles</text:p>
      <text:p text:style-name="P12">Create user: … → Manage users</text:p>
      <text:p text:style-name="P12"/>
      <text:p text:style-name="P9">2. Git</text:p>
      <text:p text:style-name="P13"/>
      <text:p text:style-name="P6">3. Deploy to container</text:p>
      <text:p text:style-name="P14">In post-build actions:</text:p>
      <text:p text:style-name="P15"><text:span text:style-name="T4">Context path – name will have application in application server</text:span></text:p>
      <text:p text:style-name="P16">Create tomcat user who can deploy</text:p>
      <text:p text:style-name="P14">Tomcat URL: &lt;host&gt;:8080(or other not default)</text:p>
      <text:p text:style-name="P14"/>
      <text:p text:style-name="P7">4. Backup</text:p>
      <text:p text:style-name="P17">To save configuration of jenkins</text:p>
      <text:p text:style-name="P18">Setting for this plugin in: … → Backup manager → Setup</text:p>
      <text:p text:style-name="P18"/>
      <text:p text:style-name="P8">5. Delivery pipeline</text:p>
      <text:p text:style-name="P19">Visualize how jobs trigger each other.</text:p>
      <text:p text:style-name="P20">1. Create new view with option “delivery pipeline view”</text:p>
      <text:p text:style-name="P20">2. Set some configurations</text:p>
      <text:p text:style-name="P20"><text:tab/>1) Pipelines → Name and initial build(from which job to start)</text:p>
      <text:p text:style-name="P20"><text:tab/>2) “enable start of new pipeline build” - view will have button to “build now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26T16:59:48.939000000</dc:date>
    <meta:editing-duration>PT15H56M49S</meta:editing-duration>
    <meta:editing-cycles>13</meta:editing-cycles>
    <meta:document-statistic meta:table-count="0" meta:image-count="0" meta:object-count="0" meta:page-count="1" meta:paragraph-count="33" meta:word-count="164" meta:character-count="993" meta:non-whitespace-character-count="858"/>
  </office:meta>
</office:document-meta>
</file>